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3" style:family="paragraph" style:parent-style-name="Standard">
      <style:paragraph-properties fo:text-align="justify" style:justify-single-word="false"/>
      <style:text-properties officeooo:rsid="000af490" officeooo:paragraph-rsid="000af490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language="pt" fo:country="BR" loext:padding="0cm" loext:border="none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0c82a6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e1af1" officeooo:paragraph-rsid="000e1af1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0e1af1" officeooo:paragraph-rsid="0016c7cc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011a2" officeooo:paragraph-rsid="0016c7cc"/>
    </style:style>
    <style:style style:name="P10" style:family="paragraph" style:parent-style-name="Text_20_body" style:list-style-name="L1">
      <style:paragraph-properties fo:margin-left="0.635cm" fo:margin-right="0cm" fo:margin-top="0cm" fo:margin-bottom="0cm" style:contextual-spacing="false" fo:text-align="justify" style:justify-single-word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officeooo:rsid="00176be7" officeooo:paragraph-rsid="00176be7" loext:padding="0cm" loext:border="none"/>
    </style:style>
    <style:style style:name="T1" style:family="text">
      <style:text-properties fo:language="pt" fo:country="BR"/>
    </style:style>
    <style:style style:name="T2" style:family="text">
      <style:text-properties fo:language="pt" fo:country="BR" loext:padding="0cm" loext:border="none"/>
    </style:style>
    <style:style style:name="T3" style:family="text">
      <style:text-properties fo:language="pt" fo:country="BR" officeooo:rsid="0009a109" loext:padding="0cm" loext:border="none"/>
    </style:style>
    <style:style style:name="T4" style:family="text">
      <style:text-properties fo:language="pt" fo:country="BR" officeooo:rsid="000af490" loext:padding="0cm" loext:border="none"/>
    </style:style>
    <style:style style:name="T5" style:family="text">
      <style:text-properties fo:language="pt" fo:country="BR" officeooo:rsid="000dc56f"/>
    </style:style>
    <style:style style:name="T6" style:family="text">
      <style:text-properties fo:language="pt" fo:country="BR" officeooo:rsid="000dc56f" loext:padding="0cm" loext:border="none"/>
    </style:style>
    <style:style style:name="T7" style:family="text">
      <style:text-properties fo:language="pt" fo:country="BR" officeooo:rsid="00167ba0"/>
    </style:style>
    <style:style style:name="T8" style:family="text">
      <style:text-properties loext:padding="0cm" loext:border="none"/>
    </style:style>
    <style:style style:name="T9" style:family="text">
      <style:text-properties officeooo:rsid="000dc56f"/>
    </style:style>
    <style:style style:name="T10" style:family="text">
      <style:text-properties officeooo:rsid="000e1af1"/>
    </style:style>
    <style:style style:name="T11" style:family="text">
      <style:text-properties officeooo:rsid="0011b333" loext:padding="0cm" loext:border="none"/>
    </style:style>
    <style:style style:name="T12" style:family="text">
      <style:text-properties officeooo:rsid="000c82a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Faculdade: Instituto Federal Catarinense <text:s text:c="4"/>Campus: Camboriú</text:span></text:p>
      <text:p text:style-name="P4"><text:span text:style-name="T1">Curso: Sistemas para Interne</text:span><text:span text:style-name="T7">t</text:span></text:p>
      <text:p text:style-name="P5">Discentes: Ademilton Amaro Mariano </text:p>
      <text:p text:style-name="P4"><text:span text:style-name="T1">Disciplina: Banco de Dados </text:span><text:span text:style-name="T7">2</text:span></text:p>
      <text:p text:style-name="P4"><text:span text:style-name="T1">Docente: Angelo Augusto Frozza</text:span> </text:p>
      <text:p text:style-name="P4"/>
      <text:p text:style-name="P12">Link do repisório com arquivos originais:</text:p>
      <text:p text:style-name="P12"><text:a xlink:type="simple" xlink:href="https://github.com/ademilton-mariano/Centro_Exames_Pets" text:style-name="Internet_20_link" text:visited-style-name="Visited_20_Internet_20_Link">https://github.com/ademilton-mariano/Centro_Exames_Pets</text:a> </text:p>
      <text:p text:style-name="P4"/>
      <text:p text:style-name="P4"/>
      <text:p text:style-name="P4"/>
      <text:p text:style-name="P4">                 <text:s text:c="14"/><text:span text:style-name="T5">CENTRO DE CONSULTAS E EXAMES</text:span><text:span text:style-name="T1"> DE PETS</text:span> </text:p>
      <text:p text:style-name="P4"/>
      <text:list xml:id="list1845128751" text:style-name="L1">
        <text:list-item>
          <text:p text:style-name="P10"><text:span text:style-name="T1">DESCRIÇÃO</text:span> </text:p>
        </text:list-item>
      </text:list>
      <text:p text:style-name="P4"/>
      <text:p text:style-name="P2"><text:span text:style-name="T2">Em um centro </text:span><text:span text:style-name="T6">de consultas e exames</text:span><text:span text:style-name="T2"> para pets tem <text:s/>veterinários </text:span><text:span text:style-name="T3"><text:s/>que realizam consultas e técnicos que efetuam exames</text:span><text:span text:style-name="T2">, cada </text:span><text:span text:style-name="T4">vet</text:span><text:span text:style-name="T6">e</text:span><text:span text:style-name="T4">rinário</text:span><text:span text:style-name="T2"> tem uma especialidade. Os médicos veterinários são identificados pelo CRMV e nome. </text:span><text:span text:style-name="T4">Os Técnicos são identificado</text:span><text:span text:style-name="T6">s</text:span><text:span text:style-name="T4"> por um id e nome.</text:span><text:span text:style-name="T2"> </text:span><text:span text:style-name="T4">Os agendamentos de consultas e exames são feitos por uma clínica solicitante, para</text:span><text:span text:style-name="T2"> agendamento são necessários os dados do tutor: nome, CPF, telefon</text:span><text:span text:style-name="T6">e e endereço</text:span><text:span text:style-name="T2">. Os dados do pet também são armazenados para o agendamento: nome, idade </text:span><text:span text:style-name="T4">e espécie</text:span><text:span text:style-name="T2">.</text:span><text:span text:style-name="T8">  </text:span><text:span text:style-name="T11">Um pet pode ter mais de um tutor, como um tutor pode ter mais de um pet.</text:span></text:p>
      <text:p text:style-name="P1"/>
      <text:p text:style-name="P3">2. C0NSULTAS</text:p>
      <text:p text:style-name="P3"><text:s text:c="2"/></text:p>
      <text:list xml:id="list1553718407" text:style-name="L2">
        <text:list-item>
          <text:p text:style-name="P6"><text:span text:style-name="T10">Listar as </text:span><text:span text:style-name="T12">consultas </text:span><text:span text:style-name="T10">que</text:span><text:span text:style-name="T12"> </text:span><text:span text:style-name="T9">uma cl</text:span><text:span text:style-name="T10">ínica solicitou.</text:span></text:p>
        </text:list-item>
        <text:list-item>
          <text:p text:style-name="P7">Listar quais exames uma clínica solicitou.</text:p>
        </text:list-item>
        <text:list-item>
          <text:p text:style-name="P8">Mostrar por quais veterinários um pet foi atendido.</text:p>
        </text:list-item>
        <text:list-item>
          <text:p text:style-name="P9">Exibir a quais tutores o pet pertence.</text:p>
        </text:list-item>
        <text:list-item>
          <text:p text:style-name="P9">Listar quais exames um técnico efetivou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9T14:13:40.137000000</meta:creation-date>
    <dc:date>2022-12-11T11:23:12.944000000</dc:date>
    <meta:editing-duration>PT1H53M58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7" meta:word-count="178" meta:character-count="1181" meta:non-whitespace-character-count="979"/>
  </office:meta>
</office:document-meta>
</file>